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XTExpression.setLenient( Boolean leni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XTExpression.getNumberValue( ObjectModel objectMod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XTExpression.getBooleanValue( ObjectModel objectMod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XTExpression.getIterator( ObjectModel objectMode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JXTExpression.getStringValue( ObjectModel objectMod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XTExpression.setCompiledExpression( Object compiled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XTExpression.getIntValue( ObjectModel objectMod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XTExpression.getCompiledExpr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XTExpression.JXTExpression( String raw , Object exp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XTExpression.getValue( ObjectModel objectMod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XTExpression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XTExpression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XTExpression.getRa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XTExpression.getNode( ObjectModel objectMod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XTExpression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